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9mm" svg:height="89.99mm" svg:x="68.74mm" svg:y="1mm">
            <loext:p draw:notify-on-update-of-ranges="Hoja1.B1:Hoja1.B1 Hoja1.B2:Hoja1.B22 Hoja1.C1:Hoja1.C1 Hoja1.C2:Hoja1.C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val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O$2]+[.$O$3]*[.A2]" office:value-type="float" office:value="1505629992" calcext:value-type="float">
            <text:p>1505629992</text:p>
          </table:table-cell>
          <table:table-cell table:formula="of:=ROUNDDOWN((1+COS([.B2]/300))*44) + ROUNDDOWN(12*RAND())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timestamp=</text:p>
          </table:table-cell>
          <table:table-cell office:value-type="float" office:value="1505629992" calcext:value-type="float">
            <text:p>15056299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O$2]+[.$O$3]*[.A3]" office:value-type="float" office:value="1505630152" calcext:value-type="float">
            <text:p>1505630152</text:p>
          </table:table-cell>
          <table:table-cell table:formula="of:=ROUNDDOWN((1+COS([.B3]/300))*44) + ROUNDDOWN(12*RAND())" office:value-type="float" office:value="10" calcext:value-type="float">
            <text:p>10</text:p>
          </table:table-cell>
          <table:table-cell table:number-columns-repeated="10"/>
          <table:table-cell office:value-type="string" calcext:value-type="string">
            <text:p>samplePeriod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O$2]+[.$O$3]*[.A4]" office:value-type="float" office:value="1505630312" calcext:value-type="float">
            <text:p>1505630312</text:p>
          </table:table-cell>
          <table:table-cell table:formula="of:=ROUNDDOWN((1+COS([.B4]/300))*44) + ROUNDDOWN(12*RAND()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O$2]+[.$O$3]*[.A5]" office:value-type="float" office:value="1505630472" calcext:value-type="float">
            <text:p>1505630472</text:p>
          </table:table-cell>
          <table:table-cell table:formula="of:=ROUNDDOWN((1+COS([.B5]/300))*44) + ROUNDDOWN(12*RAND()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O$2]+[.$O$3]*[.A6]" office:value-type="float" office:value="1505630632" calcext:value-type="float">
            <text:p>1505630632</text:p>
          </table:table-cell>
          <table:table-cell table:formula="of:=ROUNDDOWN((1+COS([.B6]/300))*44) + ROUNDDOWN(12*RAND()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O$2]+[.$O$3]*[.A7]" office:value-type="float" office:value="1505630792" calcext:value-type="float">
            <text:p>1505630792</text:p>
          </table:table-cell>
          <table:table-cell table:formula="of:=ROUNDDOWN((1+COS([.B7]/300))*44) + ROUNDDOWN(12*RAND()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O$2]+[.$O$3]*[.A8]" office:value-type="float" office:value="1505630952" calcext:value-type="float">
            <text:p>1505630952</text:p>
          </table:table-cell>
          <table:table-cell table:formula="of:=ROUNDDOWN((1+COS([.B8]/300))*44) + ROUNDDOWN(12*RAND()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O$2]+[.$O$3]*[.A9]" office:value-type="float" office:value="1505631112" calcext:value-type="float">
            <text:p>1505631112</text:p>
          </table:table-cell>
          <table:table-cell table:formula="of:=ROUNDDOWN((1+COS([.B9]/300))*44) + ROUNDDOWN(12*RAND()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O$2]+[.$O$3]*[.A10]" office:value-type="float" office:value="1505631272" calcext:value-type="float">
            <text:p>1505631272</text:p>
          </table:table-cell>
          <table:table-cell table:formula="of:=ROUNDDOWN((1+COS([.B10]/300))*44) + ROUNDDOWN(12*RAND()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O$2]+[.$O$3]*[.A11]" office:value-type="float" office:value="1505631432" calcext:value-type="float">
            <text:p>1505631432</text:p>
          </table:table-cell>
          <table:table-cell table:formula="of:=ROUNDDOWN((1+COS([.B11]/300))*44) + ROUNDDOWN(12*RAND()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O$2]+[.$O$3]*[.A12]" office:value-type="float" office:value="1505631592" calcext:value-type="float">
            <text:p>1505631592</text:p>
          </table:table-cell>
          <table:table-cell table:formula="of:=ROUNDDOWN((1+COS([.B12]/300))*44) + ROUNDDOWN(12*RAND()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O$2]+[.$O$3]*[.A13]" office:value-type="float" office:value="1505631752" calcext:value-type="float">
            <text:p>1505631752</text:p>
          </table:table-cell>
          <table:table-cell table:formula="of:=ROUNDDOWN((1+COS([.B13]/300))*44) + ROUNDDOWN(12*RAND()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O$2]+[.$O$3]*[.A14]" office:value-type="float" office:value="1505631912" calcext:value-type="float">
            <text:p>1505631912</text:p>
          </table:table-cell>
          <table:table-cell table:formula="of:=ROUNDDOWN((1+COS([.B14]/300))*44) + ROUNDDOWN(12*RAND()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O$2]+[.$O$3]*[.A15]" office:value-type="float" office:value="1505632072" calcext:value-type="float">
            <text:p>1505632072</text:p>
          </table:table-cell>
          <table:table-cell table:formula="of:=ROUNDDOWN((1+COS([.B15]/300))*44) + ROUNDDOWN(12*RAND()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O$2]+[.$O$3]*[.A16]" office:value-type="float" office:value="1505632232" calcext:value-type="float">
            <text:p>1505632232</text:p>
          </table:table-cell>
          <table:table-cell table:formula="of:=ROUNDDOWN((1+COS([.B16]/300))*44) + ROUNDDOWN(12*RAND()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O$2]+[.$O$3]*[.A17]" office:value-type="float" office:value="1505632392" calcext:value-type="float">
            <text:p>1505632392</text:p>
          </table:table-cell>
          <table:table-cell table:formula="of:=ROUNDDOWN((1+COS([.B17]/300))*44) + ROUNDDOWN(12*RAND()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O$2]+[.$O$3]*[.A18]" office:value-type="float" office:value="1505632552" calcext:value-type="float">
            <text:p>1505632552</text:p>
          </table:table-cell>
          <table:table-cell table:formula="of:=ROUNDDOWN((1+COS([.B18]/300))*44) + ROUNDDOWN(12*RAND()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O$2]+[.$O$3]*[.A19]" office:value-type="float" office:value="1505632712" calcext:value-type="float">
            <text:p>1505632712</text:p>
          </table:table-cell>
          <table:table-cell table:formula="of:=ROUNDDOWN((1+COS([.B19]/300))*44) + ROUNDDOWN(12*RAND()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O$2]+[.$O$3]*[.A20]" office:value-type="float" office:value="1505632872" calcext:value-type="float">
            <text:p>1505632872</text:p>
          </table:table-cell>
          <table:table-cell table:formula="of:=ROUNDDOWN((1+COS([.B20]/300))*44) + ROUNDDOWN(12*RAND()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O$2]+[.$O$3]*[.A21]" office:value-type="float" office:value="1505633032" calcext:value-type="float">
            <text:p>1505633032</text:p>
          </table:table-cell>
          <table:table-cell table:formula="of:=ROUNDDOWN((1+COS([.B21]/300))*44) + ROUNDDOWN(12*RAND()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O$2]+[.$O$3]*[.A22]" office:value-type="float" office:value="1505633192" calcext:value-type="float">
            <text:p>1505633192</text:p>
          </table:table-cell>
          <table:table-cell table:formula="of:=ROUNDDOWN((1+COS([.B22]/300))*44) + ROUNDDOWN(12*RAND())" office:value-type="float" office:value="53" calcext:value-type="float">
            <text:p>53</text:p>
          </table:table-cell>
          <table:table-cell table:number-columns-repeated="12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table:formula="of:=RAND()" office:value-type="float" office:value="0.465863080519235" calcext:value-type="float">
            <text:p>0,4658630805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7T08:10:31.897174226</meta:creation-date>
    <dc:date>2017-09-17T09:26:32.779114470</dc:date>
    <meta:editing-duration>PT44M5S</meta:editing-duration>
    <meta:editing-cycles>4</meta:editing-cycles>
    <meta:generator>LibreOffice/5.1.6.2$Linux_X86_64 LibreOffice_project/10m0$Build-2</meta:generator>
    <meta:document-statistic meta:table-count="1" meta:cell-count="7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06cm" svg:y="4.201cm" style:legend-expansion="high" chart:style-name="ch2"/>
        <chart:plot-area chart:style-name="ch3" table:cell-range-address="Hoja1.B1:Hoja1.C22" chart:data-source-has-labels="row" svg:x="0.32cm" svg:y="0.18cm" svg:width="13.566cm" svg:height="8.64cm">
          <chartooo:coordinate-region svg:x="1.246cm" svg:y="0.379cm" svg:width="11.71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C2:Hoja1.C22" chart:label-cell-address="Hoja1.C1:Hoja1.C1" chart:class="chart:scatter">
            <chart:domain table:cell-range-address="Hoja1.B2:Hoja1.B22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val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5629992">
                <text:p>1505629992</text:p>
                <draw:g>
                  <svg:desc>Hoja1.B2:Hoja1.B22</svg:desc>
                </draw:g>
              </table:table-cell>
              <table:table-cell office:value-type="float" office:value="0">
                <text:p>0</text:p>
                <draw:g>
                  <svg:desc>Hoja1.C2:Hoja1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5630152">
                <text:p>15056301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5630312">
                <text:p>15056303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5630472">
                <text:p>150563047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5630632">
                <text:p>150563063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5630792">
                <text:p>150563079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5630952">
                <text:p>150563095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5631112">
                <text:p>150563111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5631272">
                <text:p>150563127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5631432">
                <text:p>15056314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5631592">
                <text:p>15056315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5631752">
                <text:p>15056317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5631912">
                <text:p>15056319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5632072">
                <text:p>15056320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5632232">
                <text:p>15056322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5632392">
                <text:p>150563239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05632552">
                <text:p>150563255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05632712">
                <text:p>150563271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05632872">
                <text:p>150563287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5633032">
                <text:p>150563303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05633192">
                <text:p>1505633192</text:p>
              </table:table-cell>
              <table:table-cell office:value-type="float" office:value="53">
                <text:p>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